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1" style:family="paragraph" style:parent-style-name="New_20_paragraph">
      <style:paragraph-properties style:writing-mode="lr-tb"/>
    </style:style>
    <style:style style:name="P62" style:family="paragraph" style:parent-style-name="New_20_paragraph">
      <style:paragraph-properties style:writing-mode="lr-tb"/>
      <style:text-properties officeooo:rsid="007db4bc" officeooo:paragraph-rsid="007db4bc"/>
    </style:style>
    <style:style style:name="P63" style:family="paragraph" style:parent-style-name="New_20_paragraph">
      <style:text-properties officeooo:paragraph-rsid="00917612"/>
    </style:style>
    <style:style style:name="P64" style:family="paragraph" style:parent-style-name="Heading_20_3">
      <style:paragraph-properties fo:margin-left="0in" fo:margin-right="0in" fo:text-indent="0in" style:auto-text-indent="false"/>
      <style:text-properties officeooo:rsid="009cb9fd" officeooo:paragraph-rsid="009cb9fd"/>
    </style:style>
    <style:style style:name="P65" style:family="paragraph" style:parent-style-name="Paragraph">
      <style:text-properties officeooo:rsid="009cb9fd" officeooo:paragraph-rsid="009cb9fd"/>
    </style:style>
    <style:style style:name="P66" style:family="paragraph" style:parent-style-name="Heading_20_3">
      <style:text-properties officeooo:rsid="009cb9fd" officeooo:paragraph-rsid="009d6ab3"/>
    </style:style>
    <style:style style:name="P67" style:family="paragraph" style:parent-style-name="Heading_20_3">
      <style:paragraph-properties fo:margin-left="0in" fo:margin-right="0in" fo:text-indent="0in" style:auto-text-indent="false"/>
      <style:text-properties officeooo:rsid="009cb9fd" officeooo:paragraph-rsid="00ac107f"/>
    </style:style>
    <style:style style:name="P68" style:family="paragraph" style:parent-style-name="New_20_paragraph">
      <style:paragraph-properties style:writing-mode="lr-tb"/>
      <style:text-properties officeooo:rsid="009b7d9f" officeooo:paragraph-rsid="009b7d9f"/>
    </style:style>
    <style:style style:name="P69" style:family="paragraph" style:parent-style-name="Paragraph">
      <style:paragraph-properties style:writing-mode="lr-tb"/>
      <style:text-properties officeooo:rsid="0093b458" officeooo:paragraph-rsid="0093b458"/>
    </style:style>
    <style:style style:name="P70" style:family="paragraph" style:parent-style-name="Paragraph">
      <style:text-properties officeooo:rsid="009fa686" officeooo:paragraph-rsid="009fa686"/>
    </style:style>
    <style:style style:name="P71" style:family="paragraph" style:parent-style-name="Paragraph">
      <style:paragraph-properties fo:margin-left="0in" fo:margin-right="0in" fo:text-indent="0in" style:auto-text-indent="false" style:writing-mode="lr-tb"/>
      <style:text-properties officeooo:rsid="009d6ab3" officeooo:paragraph-rsid="00a3c214"/>
    </style:style>
    <style:style style:name="P72" style:family="paragraph" style:parent-style-name="Heading_20_2">
      <style:text-properties officeooo:paragraph-rsid="00d3a1dc"/>
    </style:style>
    <style:style style:name="P73" style:family="paragraph" style:parent-style-name="Heading_20_3">
      <style:paragraph-properties style:writing-mode="lr-tb"/>
      <style:text-properties officeooo:rsid="00b557d9" officeooo:paragraph-rsid="00b557d9"/>
    </style:style>
    <style:style style:name="P74" style:family="paragraph" style:parent-style-name="New_20_paragraph">
      <style:paragraph-properties style:writing-mode="lr-tb"/>
      <style:text-properties officeooo:rsid="00b8fa99" officeooo:paragraph-rsid="00bd00f3"/>
    </style:style>
    <style:style style:name="P75" style:family="paragraph" style:parent-style-name="New_20_paragraph">
      <style:paragraph-properties style:writing-mode="lr-tb"/>
      <style:text-properties officeooo:rsid="00beaba5" officeooo:paragraph-rsid="00bfe7bc"/>
    </style:style>
    <style:style style:name="P76" style:family="paragraph" style:parent-style-name="New_20_paragraph">
      <style:paragraph-properties style:writing-mode="lr-tb"/>
      <style:text-properties officeooo:rsid="00c13bca" officeooo:paragraph-rsid="00c13bca"/>
    </style:style>
    <style:style style:name="P77" style:family="paragraph" style:parent-style-name="New_20_paragraph">
      <style:paragraph-properties style:writing-mode="lr-tb"/>
      <style:text-properties officeooo:rsid="00c679a2" officeooo:paragraph-rsid="00c679a2"/>
    </style:style>
    <style:style style:name="P78" style:family="paragraph" style:parent-style-name="Paragraph">
      <style:paragraph-properties fo:margin-left="0in" fo:margin-right="0in" fo:text-indent="0in" style:auto-text-indent="false"/>
      <style:text-properties officeooo:rsid="00ac107f" officeooo:paragraph-rsid="00ac107f"/>
    </style:style>
    <style:style style:name="P79" style:family="paragraph" style:parent-style-name="Paragraph">
      <style:paragraph-properties style:writing-mode="lr-tb"/>
      <style:text-properties officeooo:paragraph-rsid="00baa986"/>
    </style:style>
    <style:style style:name="P80" style:family="paragraph" style:parent-style-name="Paragraph">
      <style:text-properties officeooo:paragraph-rsid="00c21c5f"/>
    </style:style>
    <style:style style:name="P81" style:family="paragraph" style:parent-style-name="Paragraph">
      <style:text-properties officeooo:paragraph-rsid="00cebee2"/>
    </style:style>
    <style:style style:name="P82" style:family="paragraph" style:parent-style-name="Paragraph">
      <style:text-properties officeooo:rsid="00d3ab9a" officeooo:paragraph-rsid="00d3ab9a"/>
    </style:style>
    <style:style style:name="P83" style:family="paragraph" style:parent-style-name="Heading_20_3">
      <style:paragraph-properties style:writing-mode="lr-tb"/>
      <style:text-properties officeooo:paragraph-rsid="00e1e00c"/>
    </style:style>
    <style:style style:name="P84" style:family="paragraph" style:parent-style-name="Paragraph">
      <style:paragraph-properties style:writing-mode="lr-tb"/>
      <style:text-properties officeooo:rsid="00e1e00c" officeooo:paragraph-rsid="00e1e00c"/>
    </style:style>
    <style:style style:name="P85" style:family="paragraph" style:parent-style-name="Bulleted_20_list" style:list-style-name="WWNum28">
      <style:text-properties fo:language="en" fo:country="US"/>
    </style:style>
    <style:style style:name="P86" style:family="paragraph" style:parent-style-name="Figure_20_caption">
      <style:paragraph-properties style:writing-mode="lr-tb"/>
      <style:text-properties fo:language="en" fo:country="US" officeooo:rsid="00402100" officeooo:paragraph-rsid="011087dd"/>
    </style:style>
    <style:style style:name="P87" style:family="paragraph" style:parent-style-name="Figure_20_caption">
      <style:paragraph-properties style:writing-mode="lr-tb"/>
      <style:text-properties fo:language="en" fo:country="US" officeooo:rsid="00402100" officeooo:paragraph-rsid="0129ec7d"/>
    </style:style>
    <style:style style:name="P88" style:family="paragraph" style:parent-style-name="Footer">
      <style:text-properties fo:language="en" fo:country="US" officeooo:paragraph-rsid="010083cd"/>
    </style:style>
    <style:style style:name="P89" style:family="paragraph" style:parent-style-name="Header">
      <style:text-properties fo:language="en" fo:country="US" officeooo:rsid="0126c924" officeooo:paragraph-rsid="0126c924"/>
    </style:style>
    <style:style style:name="P90" style:family="paragraph" style:parent-style-name="Heading_20_3">
      <style:text-properties officeooo:rsid="011849c6" officeooo:paragraph-rsid="0120c361"/>
    </style:style>
    <style:style style:name="P91" style:family="paragraph" style:parent-style-name="Heading_20_3">
      <style:text-properties officeooo:rsid="011cbfbf" officeooo:paragraph-rsid="0121610e"/>
    </style:style>
    <style:style style:name="P92" style:family="paragraph" style:parent-style-name="Heading_20_3">
      <style:text-properties fo:language="en" fo:country="US" officeooo:rsid="0126d6cb" officeooo:paragraph-rsid="0126d6cb"/>
    </style:style>
    <style:style style:name="P93" style:family="paragraph" style:parent-style-name="New_20_paragraph">
      <style:paragraph-properties style:writing-mode="lr-tb"/>
      <style:text-properties officeooo:rsid="00e6cfa4" officeooo:paragraph-rsid="00e7daec"/>
    </style:style>
    <style:style style:name="P94" style:family="paragraph" style:parent-style-name="New_20_paragraph">
      <style:paragraph-properties style:writing-mode="lr-tb"/>
      <style:text-properties officeooo:rsid="00ee993c" officeooo:paragraph-rsid="00faf009"/>
    </style:style>
    <style:style style:name="P95" style:family="paragraph" style:parent-style-name="New_20_paragraph">
      <style:paragraph-properties style:writing-mode="lr-tb"/>
      <style:text-properties officeooo:rsid="00ee993c" officeooo:paragraph-rsid="00fcb35b"/>
    </style:style>
    <style:style style:name="P96" style:family="paragraph" style:parent-style-name="New_20_paragraph">
      <style:paragraph-properties style:writing-mode="lr-tb"/>
      <style:text-properties officeooo:rsid="00fcfa54" officeooo:paragraph-rsid="00fcfa54"/>
    </style:style>
    <style:style style:name="P97"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8" style:family="paragraph" style:parent-style-name="New_20_paragraph">
      <style:paragraph-properties style:writing-mode="lr-tb"/>
      <style:text-properties fo:language="en" fo:country="US" officeooo:rsid="011cbfbf" officeooo:paragraph-rsid="0120c361"/>
    </style:style>
    <style:style style:name="P99" style:family="paragraph" style:parent-style-name="New_20_paragraph">
      <style:paragraph-properties style:writing-mode="lr-tb"/>
      <style:text-properties officeooo:rsid="010d5da9" officeooo:paragraph-rsid="0113f2aa"/>
    </style:style>
    <style:style style:name="P100" style:family="paragraph" style:parent-style-name="New_20_paragraph">
      <style:paragraph-properties style:writing-mode="lr-tb"/>
      <style:text-properties officeooo:rsid="0119faa2" officeooo:paragraph-rsid="0119faa2"/>
    </style:style>
    <style:style style:name="P101" style:family="paragraph" style:parent-style-name="New_20_paragraph">
      <style:paragraph-properties style:writing-mode="lr-tb"/>
      <style:text-properties officeooo:rsid="0122cb47" officeooo:paragraph-rsid="0122cb47"/>
    </style:style>
    <style:style style:name="P102" style:family="paragraph">
      <style:paragraph-properties style:writing-mode="lr-tb"/>
    </style:style>
    <style:style style:name="P103" style:family="paragraph" style:parent-style-name="New_20_paragraph">
      <style:paragraph-properties style:writing-mode="lr-tb"/>
    </style:style>
    <style:style style:name="P104" style:family="paragraph" style:parent-style-name="New_20_paragraph">
      <style:paragraph-properties style:writing-mode="lr-tb"/>
      <style:text-properties officeooo:paragraph-rsid="0131dd67"/>
    </style:style>
    <style:style style:name="P105" style:family="paragraph" style:parent-style-name="New_20_paragraph">
      <style:paragraph-properties style:writing-mode="lr-tb"/>
      <style:text-properties officeooo:paragraph-rsid="0136ca8c"/>
    </style:style>
    <style:style style:name="P106" style:family="paragraph" style:parent-style-name="Numbered_20_list">
      <style:text-properties fo:language="en" fo:country="US"/>
    </style:style>
    <style:style style:name="P107" style:family="paragraph" style:parent-style-name="Numbered_20_list" style:list-style-name="WWNum24">
      <style:text-properties fo:language="en" fo:country="US"/>
    </style:style>
    <style:style style:name="P108" style:family="paragraph" style:parent-style-name="Paragraph">
      <style:text-properties officeooo:rsid="00e4df6a" officeooo:paragraph-rsid="00e4df6a"/>
    </style:style>
    <style:style style:name="P109" style:family="paragraph" style:parent-style-name="Paragraph">
      <style:paragraph-properties style:writing-mode="lr-tb"/>
      <style:text-properties officeooo:paragraph-rsid="00edf0f0"/>
    </style:style>
    <style:style style:name="P110" style:family="paragraph" style:parent-style-name="Paragraph">
      <style:text-properties officeooo:rsid="00fe1c6b" officeooo:paragraph-rsid="00fe1c6b"/>
    </style:style>
    <style:style style:name="P111" style:family="paragraph" style:parent-style-name="Paragraph">
      <style:paragraph-properties style:writing-mode="lr-tb"/>
      <style:text-properties officeooo:rsid="0119faa2" officeooo:paragraph-rsid="0120c361"/>
    </style:style>
    <style:style style:name="P112" style:family="paragraph" style:parent-style-name="Paragraph">
      <style:paragraph-properties style:writing-mode="lr-tb"/>
      <style:text-properties officeooo:rsid="0121610e" officeooo:paragraph-rsid="0121610e"/>
    </style:style>
    <style:style style:name="P113" style:family="paragraph" style:parent-style-name="Paragraph">
      <style:text-properties fo:language="en" fo:country="US" officeooo:rsid="00402100" officeooo:paragraph-rsid="00b23b56"/>
    </style:style>
    <style:style style:name="P114" style:family="paragraph" style:parent-style-name="Paragraph">
      <style:paragraph-properties fo:text-align="start" style:justify-single-word="false" style:writing-mode="lr-tb"/>
      <style:text-properties officeooo:paragraph-rsid="0126d6cb"/>
    </style:style>
    <style:style style:name="P115" style:family="paragraph" style:parent-style-name="Standard">
      <style:paragraph-properties fo:text-align="start" style:justify-single-word="false" style:writing-mode="lr-tb"/>
      <style:text-properties fo:language="en" fo:country="US" officeooo:rsid="0126d6cb" officeooo:paragraph-rsid="0126d6cb"/>
    </style:style>
    <style:style style:name="P116" style:family="paragraph" style:parent-style-name="Standard">
      <style:paragraph-properties fo:text-align="start" style:justify-single-word="false" style:writing-mode="lr-tb"/>
      <style:text-properties officeooo:paragraph-rsid="0126d6cb"/>
    </style:style>
    <style:style style:name="P117" style:family="paragraph" style:parent-style-name="Standard">
      <style:paragraph-properties style:writing-mode="lr-tb"/>
      <style:text-properties officeooo:rsid="0122cb47" officeooo:paragraph-rsid="0122cb47"/>
    </style:style>
    <style:style style:name="P118" style:family="paragraph" style:parent-style-name="Standard">
      <style:paragraph-properties style:writing-mode="lr-tb"/>
      <style:text-properties officeooo:paragraph-rsid="0122cb47"/>
    </style:style>
    <style:style style:name="P119" style:family="paragraph" style:parent-style-name="Standard">
      <style:paragraph-properties style:writing-mode="lr-tb"/>
      <style:text-properties fo:font-style="italic" style:font-style-asian="italic" style:font-style-complex="italic"/>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11e613a" style:font-style-asian="normal" style:font-style-complex="normal"/>
    </style:style>
    <style:style style:name="T154" style:family="text">
      <style:text-properties fo:font-style="normal" officeooo:rsid="0129ec7d" style:font-style-asian="normal" style:font-style-complex="normal"/>
    </style:style>
    <style:style style:name="T155" style:family="text">
      <style:text-properties fo:font-style="normal" officeooo:rsid="00e7daec" style:font-style-asian="normal" style:font-name-complex="Calibri" style:font-style-complex="normal"/>
    </style:style>
    <style:style style:name="T156" style:family="text">
      <style:text-properties officeooo:rsid="0066f16d"/>
    </style:style>
    <style:style style:name="T157" style:family="text">
      <style:text-properties officeooo:rsid="00699603"/>
    </style:style>
    <style:style style:name="T158" style:family="text">
      <style:text-properties officeooo:rsid="00699c94"/>
    </style:style>
    <style:style style:name="T159" style:family="text">
      <style:text-properties officeooo:rsid="006b2652"/>
    </style:style>
    <style:style style:name="T160" style:family="text">
      <style:text-properties officeooo:rsid="006f08b6"/>
    </style:style>
    <style:style style:name="T161" style:family="text">
      <style:text-properties officeooo:rsid="0070f1b3"/>
    </style:style>
    <style:style style:name="T162" style:family="text">
      <style:text-properties officeooo:rsid="007263b7"/>
    </style:style>
    <style:style style:name="T163" style:family="text">
      <style:text-properties officeooo:rsid="0095cbbe"/>
    </style:style>
    <style:style style:name="T164" style:family="text">
      <style:text-properties officeooo:rsid="009b7d9f"/>
    </style:style>
    <style:style style:name="T165" style:family="text">
      <style:text-properties officeooo:rsid="009cb9fd"/>
    </style:style>
    <style:style style:name="T166" style:family="text">
      <style:text-properties officeooo:rsid="009d6ab3"/>
    </style:style>
    <style:style style:name="T167" style:family="text">
      <style:text-properties officeooo:rsid="009e34af"/>
    </style:style>
    <style:style style:name="T168" style:family="text">
      <style:text-properties officeooo:rsid="00a1358e"/>
    </style:style>
    <style:style style:name="T169" style:family="text">
      <style:text-properties officeooo:rsid="00a270d7"/>
    </style:style>
    <style:style style:name="T170" style:family="text">
      <style:text-properties officeooo:rsid="00a3c214"/>
    </style:style>
    <style:style style:name="T171" style:family="text">
      <style:text-properties style:text-position="sub 58%"/>
    </style:style>
    <style:style style:name="T172" style:family="text">
      <style:text-properties style:text-position="sub 58%" officeooo:rsid="00a3c214"/>
    </style:style>
    <style:style style:name="T173" style:family="text">
      <style:text-properties style:text-position="sub 58%" fo:font-style="normal" officeooo:rsid="00a3c214" style:font-style-asian="normal" style:font-style-complex="normal"/>
    </style:style>
    <style:style style:name="T174" style:family="text">
      <style:text-properties style:text-position="sub 58%" fo:language="en" fo:country="US" officeooo:rsid="00a3c214"/>
    </style:style>
    <style:style style:name="T175" style:family="text">
      <style:text-properties officeooo:rsid="00a4d9c0"/>
    </style:style>
    <style:style style:name="T176" style:family="text">
      <style:text-properties officeooo:rsid="00a5e6e6"/>
    </style:style>
    <style:style style:name="T177" style:family="text">
      <style:text-properties officeooo:rsid="00a6da17"/>
    </style:style>
    <style:style style:name="T178" style:family="text">
      <style:text-properties officeooo:rsid="00a8c20a"/>
    </style:style>
    <style:style style:name="T179" style:family="text">
      <style:text-properties officeooo:rsid="00aa3e07"/>
    </style:style>
    <style:style style:name="T180" style:family="text">
      <style:text-properties officeooo:rsid="00ac107f"/>
    </style:style>
    <style:style style:name="T181" style:family="text">
      <style:text-properties officeooo:rsid="00ada9b7"/>
    </style:style>
    <style:style style:name="T182" style:family="text">
      <style:text-properties officeooo:rsid="00aec75a"/>
    </style:style>
    <style:style style:name="T183" style:family="text">
      <style:text-properties officeooo:rsid="00b23b56"/>
    </style:style>
    <style:style style:name="T184" style:family="text">
      <style:text-properties fo:language="en" fo:country="US"/>
    </style:style>
    <style:style style:name="T185" style:family="text">
      <style:text-properties fo:language="en" fo:country="US" fo:font-style="normal" officeooo:rsid="00cebee2" style:font-style-asian="normal" style:font-style-complex="normal"/>
    </style:style>
    <style:style style:name="T186" style:family="text">
      <style:text-properties fo:language="en" fo:country="US" fo:font-style="normal" officeooo:rsid="00d1b513" style:font-style-asian="normal" style:font-style-complex="normal"/>
    </style:style>
    <style:style style:name="T187" style:family="text">
      <style:text-properties fo:language="en" fo:country="US" fo:font-style="normal" officeooo:rsid="00d45930" style:font-style-asian="normal" style:font-style-complex="normal"/>
    </style:style>
    <style:style style:name="T188" style:family="text">
      <style:text-properties fo:language="en" fo:country="US" fo:font-style="normal" officeooo:rsid="00e4df6a" style:font-style-asian="normal" style:font-style-complex="normal"/>
    </style:style>
    <style:style style:name="T189" style:family="text">
      <style:text-properties fo:language="en" fo:country="US" officeooo:rsid="00cebee2"/>
    </style:style>
    <style:style style:name="T190" style:family="text">
      <style:text-properties fo:language="en" fo:country="US" officeooo:rsid="00d1b513"/>
    </style:style>
    <style:style style:name="T191" style:family="text">
      <style:text-properties fo:language="en" fo:country="US" officeooo:rsid="00d3a1dc"/>
    </style:style>
    <style:style style:name="T192" style:family="text">
      <style:text-properties fo:language="en" fo:country="US" fo:font-style="italic" officeooo:rsid="00e4df6a" style:font-style-asian="italic" style:font-style-complex="italic"/>
    </style:style>
    <style:style style:name="T193" style:family="text">
      <style:text-properties fo:language="en" fo:country="US" fo:font-style="italic" officeooo:rsid="00a3c214" style:font-style-asian="italic" style:font-name-complex="Calibri" style:font-style-complex="italic"/>
    </style:style>
    <style:style style:name="T194" style:family="text">
      <style:text-properties fo:language="en" fo:country="US" officeooo:rsid="00d45930"/>
    </style:style>
    <style:style style:name="T195" style:family="text">
      <style:text-properties fo:language="en" fo:country="US" officeooo:rsid="00e4df6a"/>
    </style:style>
    <style:style style:name="T196" style:family="text">
      <style:text-properties fo:language="en" fo:country="US" officeooo:rsid="01018694"/>
    </style:style>
    <style:style style:name="T197" style:family="text">
      <style:text-properties fo:language="en" fo:country="US" officeooo:rsid="010327ee"/>
    </style:style>
    <style:style style:name="T198" style:family="text">
      <style:text-properties fo:language="en" fo:country="US" officeooo:rsid="01051bc3"/>
    </style:style>
    <style:style style:name="T199" style:family="text">
      <style:text-properties fo:language="en" fo:country="US" officeooo:rsid="00ac107f"/>
    </style:style>
    <style:style style:name="T200" style:family="text">
      <style:text-properties fo:language="en" fo:country="US" officeooo:rsid="010549aa"/>
    </style:style>
    <style:style style:name="T201" style:family="text">
      <style:text-properties fo:language="en" fo:country="US" officeooo:rsid="010649e1"/>
    </style:style>
    <style:style style:name="T202" style:family="text">
      <style:text-properties fo:language="en" fo:country="US" officeooo:rsid="01085c19"/>
    </style:style>
    <style:style style:name="T203" style:family="text">
      <style:text-properties fo:language="en" fo:country="US" officeooo:rsid="010a9136"/>
    </style:style>
    <style:style style:name="T204" style:family="text">
      <style:text-properties fo:language="en" fo:country="US" officeooo:rsid="010bb8f7"/>
    </style:style>
    <style:style style:name="T205" style:family="text">
      <style:text-properties fo:language="en" fo:country="US" officeooo:rsid="0126d6cb"/>
    </style:style>
    <style:style style:name="T206" style:family="text">
      <style:text-properties fo:language="en" fo:country="US" officeooo:rsid="0129ec7d"/>
    </style:style>
    <style:style style:name="T207" style:family="text">
      <style:text-properties fo:language="en" fo:country="US" officeooo:rsid="012abc83"/>
    </style:style>
    <style:style style:name="T208" style:family="text">
      <style:text-properties fo:language="en" fo:country="US" officeooo:rsid="012b8472"/>
    </style:style>
    <style:style style:name="T209" style:family="text">
      <style:text-properties officeooo:rsid="00b67951"/>
    </style:style>
    <style:style style:name="T210" style:family="text">
      <style:text-properties officeooo:rsid="00b82821"/>
    </style:style>
    <style:style style:name="T211" style:family="text">
      <style:text-properties officeooo:rsid="00c21c5f"/>
    </style:style>
    <style:style style:name="T212" style:family="text">
      <style:text-properties officeooo:rsid="00c3e76f"/>
    </style:style>
    <style:style style:name="T213" style:family="text">
      <style:text-properties officeooo:rsid="00c4deb0"/>
    </style:style>
    <style:style style:name="T214" style:family="text">
      <style:text-properties officeooo:rsid="00c68de2"/>
    </style:style>
    <style:style style:name="T215" style:family="text">
      <style:text-properties officeooo:rsid="00cab26c"/>
    </style:style>
    <style:style style:name="T216" style:family="text">
      <style:text-properties officeooo:rsid="00cc7c08"/>
    </style:style>
    <style:style style:name="T217" style:family="text">
      <style:text-properties officeooo:rsid="00cc97e6"/>
    </style:style>
    <style:style style:name="T218" style:family="text">
      <style:text-properties officeooo:rsid="00d6e9d6"/>
    </style:style>
    <style:style style:name="T219" style:family="text">
      <style:text-properties officeooo:rsid="00d8272f"/>
    </style:style>
    <style:style style:name="T220" style:family="text">
      <style:text-properties officeooo:rsid="00d9f651"/>
    </style:style>
    <style:style style:name="T221" style:family="text">
      <style:text-properties officeooo:rsid="00dba027"/>
    </style:style>
    <style:style style:name="T222" style:family="text">
      <style:text-properties officeooo:rsid="00df1530"/>
    </style:style>
    <style:style style:name="T223" style:family="text">
      <style:text-properties officeooo:rsid="00e38b1c"/>
    </style:style>
    <style:style style:name="T224" style:family="text">
      <style:text-properties officeooo:rsid="00e4df6a"/>
    </style:style>
    <style:style style:name="T225" style:family="text">
      <style:text-properties officeooo:rsid="00e4fe55"/>
    </style:style>
    <style:style style:name="T226" style:family="text">
      <style:text-properties officeooo:rsid="00ead238"/>
    </style:style>
    <style:style style:name="T227" style:family="text">
      <style:text-properties officeooo:rsid="00ec14d2"/>
    </style:style>
    <style:style style:name="T228" style:family="text">
      <style:text-properties officeooo:rsid="00ecdf75"/>
    </style:style>
    <style:style style:name="T229" style:family="text">
      <style:text-properties officeooo:rsid="00fcfa54"/>
    </style:style>
    <style:style style:name="T230" style:family="text">
      <style:text-properties officeooo:rsid="00fe9079"/>
    </style:style>
    <style:style style:name="T231" style:family="text">
      <style:text-properties officeooo:rsid="01018694"/>
    </style:style>
    <style:style style:name="T232" style:family="text">
      <style:text-properties officeooo:rsid="01051bc3"/>
    </style:style>
    <style:style style:name="T233" style:family="text">
      <style:text-properties officeooo:rsid="010bb8f7"/>
    </style:style>
    <style:style style:name="T234" style:family="text">
      <style:text-properties officeooo:rsid="0119fe13"/>
    </style:style>
    <style:style style:name="T235" style:family="text">
      <style:text-properties officeooo:rsid="0120c361"/>
    </style:style>
    <style:style style:name="T236" style:family="text">
      <style:text-properties officeooo:rsid="0121610e"/>
    </style:style>
    <style:style style:name="T237" style:family="text">
      <style:text-properties officeooo:rsid="0122cb47"/>
    </style:style>
    <style:style style:name="T238"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39" style:family="text">
      <style:text-properties style:text-outline="false" style:text-line-through-style="none" style:text-line-through-type="none" style:font-name="Liberation Sans1" fo:font-size="10pt" fo:font-style="normal" fo:text-shadow="none" style:text-underline-style="none" fo:font-weight="normal" officeooo:rsid="0122cb47" style:font-size-asian="10pt" style:font-style-asian="normal" style:font-weight-asian="normal" style:text-emphasize="none"/>
    </style:style>
    <style:style style:name="T240" style:family="text">
      <style:text-properties style:text-outline="false" style:text-line-through-style="none" style:text-line-through-type="none" style:font-name="Liberation Sans1" fo:font-size="10pt" fo:font-style="normal" fo:text-shadow="none" style:text-underline-style="none" fo:font-weight="normal" officeooo:rsid="012b8472" style:font-size-asian="10pt" style:font-style-asian="normal" style:font-weight-asian="normal" style:text-emphasize="none"/>
    </style:style>
    <style:style style:name="T241" style:family="text">
      <style:text-properties style:text-outline="false" style:text-line-through-style="none" style:text-line-through-type="none" style:font-name="Liberation Sans1" fo:font-size="10pt" fo:font-style="normal" fo:text-shadow="none" style:text-underline-style="none" fo:font-weight="normal" officeooo:rsid="013c7855" style:font-size-asian="10pt" style:font-style-asian="normal" style:font-weight-asian="normal" style:text-emphasize="none"/>
    </style:style>
    <style:style style:name="T242" style:family="text">
      <style:text-properties officeooo:rsid="0124ad0b"/>
    </style:style>
    <style:style style:name="T243" style:family="text">
      <style:text-properties officeooo:rsid="01254489"/>
    </style:style>
    <style:style style:name="T244" style:family="text">
      <style:text-properties officeooo:rsid="01267998"/>
    </style:style>
    <style:style style:name="T245" style:family="text">
      <style:text-properties officeooo:rsid="012d534b"/>
    </style:style>
    <style:style style:name="T246" style:family="text">
      <style:text-properties officeooo:rsid="012dd23f"/>
    </style:style>
    <style:style style:name="T247" style:family="text">
      <style:text-properties officeooo:rsid="012f217a"/>
    </style:style>
    <style:style style:name="T248" style:family="text">
      <style:text-properties officeooo:rsid="0130564c"/>
    </style:style>
    <style:style style:name="T249" style:family="text">
      <style:text-properties officeooo:rsid="0131dd67"/>
    </style:style>
    <style:style style:name="T250" style:family="text">
      <style:text-properties officeooo:rsid="013226a7"/>
    </style:style>
    <style:style style:name="T251" style:family="text">
      <style:text-properties officeooo:rsid="0135e7e3"/>
    </style:style>
    <style:style style:name="T252" style:family="text">
      <style:text-properties officeooo:rsid="0136ca8c"/>
    </style:style>
    <style:style style:name="T253" style:family="text">
      <style:text-properties officeooo:rsid="01389cf4"/>
    </style:style>
    <style:style style:name="T254" style:family="text">
      <style:text-properties officeooo:rsid="0139620e"/>
    </style:style>
    <style:style style:name="T255" style:family="text">
      <style:text-properties officeooo:rsid="013b0cd2"/>
    </style:style>
    <style:style style:name="T256" style:family="text">
      <style:text-properties officeooo:rsid="013c7855"/>
    </style:style>
    <style:style style:name="T25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ext:span text:style-name="T230">o</text:span>tic intergroup contact: acceptance and preferences in Israel and Palestine.</text:p>
      <text:p text:style-name="P4"><text:span text:style-name="T25">Avner</text:span> <text:span text:style-name="T25">Peled</text:span><text:span text:style-name="T1">a</text:span>*, <text:span text:style-name="T25">Teemu Leinonen</text:span><text:span text:style-name="T1">a</text:span>, and Béatrice Hasler<text:span text:style-name="T1">b</text:span></text:p>
      <text:p text:style-name="P7"><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8">*<text:span text:style-name="T38">avner.peled@aalto.fi</text:span></text:p>
      <text:p text:style-name="P23">Provide short biographical notes on all contributors here if the journal requires them.</text:p>
      <text:p text:style-name="P38">Telerob<text:span text:style-name="T99">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4">3. </text:span>Method</text:h>
      <text:h text:style-name="P40" text:outline-level="1"/>
      <text:h text:style-name="P39" text:outline-level="1"><text:span text:style-name="T10">3.1. </text:span><text:span text:style-name="T11">Survey</text:span></text:h>
      <text:p text:style-name="P42"><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106">Demographic informati<text:span text:style-name="T85">on.</text:span></text:p>
        </text:list-item>
        <text:list-item>
          <text:p text:style-name="P106">General attitude toward robots <text:span text:style-name="T157">and the outgroup</text:span>.</text:p>
        </text:list-item>
        <text:list-item>
          <text:p text:style-name="P106"><text:span text:style-name="T224">O</text:span>pinions and preferences on <text:span text:style-name="T224">casually </text:span>meeting <text:span text:style-name="T44">people</text:span> via telerobo<text:span text:style-name="T88">tic</text:span><text:span text:style-name="T99">s</text:span>.</text:p>
        </text:list-item>
        <text:list-item>
          <text:p text:style-name="P106">Opinions and preferences on the use of telerobots for intergroup contact.</text:p>
        </text:list-item>
      </text:list>
      <text:p text:style-name="P22"><text:span text:style-name="T86">The survey </text:span><text:span text:style-name="T84">was published in Hebrew and Arabic and answers to all open-ended questions were all translated into English for analysis. The survey allowed </text:span><text:span text:style-name="T243">participants</text:span><text:span text:style-name="T84">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nearly one month, until April 19</text:span><text:span text:style-name="T2">th</text:span><text:span text:style-name="T46"> 2021.</text:span></text:p>
      <text:h text:style-name="P16" text:outline-level="2">3.<text:span text:style-name="T99">2.</text:span> <text:span text:style-name="T32">Sociopolitical</text:span><text:span text:style-name="T24"> context</text:span></text:h>
      <text:p text:style-name="P54"><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7" text:outline-level="2"><text:span text:style-name="T33">3</text:span><text:span text:style-name="T34">.</text:span><text:span text:style-name="T35">3.</text:span><text:span text:style-name="T34"> </text:span><text:span text:style-name="T36">Participants</text:span></text:h>
      <text:p text:style-name="P18"><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8">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29">Participants were also asked to rate their level of tech confidence as a value between 1 and 5. <text:s/>Israelis had a significantly higher level of tech confidence (p&lt;<text:span text:style-name="T167">0.01</text:span>) with a mean value of 3.8 <text:span text:style-name="T100">(SD=1.04) </text:span>compared to <text:span text:style-name="T100">2.87 within Palestinians (SD=1.32). </text:span><text:span text:style-name="T167">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4">The complete set of questions is available in Appendix A.</text:span></text:p>
      <text:h text:style-name="P47" text:outline-level="3"><text:soft-page-break/>Demographic information</text:h>
      <text:p text:style-name="P53">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49" text:outline-level="3">General attitude toward robots <text:span text:style-name="T158">and the outgroup</text:span>.</text:h>
      <text:p text:style-name="P52">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1"><text:span text:style-name="T12">front of other people, </text:span><text:span text:style-name="T109">while the S3 scale included statements such as </text:span><text:span text:style-name="T12">I feel that I could</text:span></text:p>
      <text:p text:style-name="P51"><text:span text:style-name="T12">make friends with robots. </text:span><text:span text:style-name="T109">Overall the ranking included 11 questions, 6 from S1 and 5 from S3.</text:span></text:p>
      <text:p text:style-name="P59"/>
      <text:p text:style-name="P59"/>
      <text:p text:style-name="P61"><text:soft-page-break/><text:span text:style-name="T159">The attitude toward the outgroup was measured using a feeling thermometer. Feeling thermometers are a common measurement of </text:span><text:span text:style-name="T160">explicit </text:span><text:span text:style-name="T159">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61">Participants rate their </text:span><text:span text:style-name="T102">general feeling toward </text:span><text:span text:style-name="T161">the group </text:span><text:span text:style-name="T102">using a </text:span><text:span text:style-name="T161">scale from </text:span><text:span text:style-name="T102">zero </text:span><text:span text:style-name="T161">(</text:span><text:span text:style-name="T14">not favorable) </text:span><text:span text:style-name="T102">to </text:span><text:span text:style-name="T161">a </text:span><text:span text:style-name="T102">hundred </text:span><text:span text:style-name="T161">(m</text:span><text:span text:style-name="T13">ost favorable</text:span><text:span text:style-name="T14">)</text:span><text:span text:style-name="T13">.</text:span><text:span text:style-name="T110"> <text:s/></text:span><text:span text:style-name="T101">Additionally, </text:span><text:span text:style-name="T102">we asked the </text:span><text:span text:style-name="T156">participants</text:span><text:span text:style-name="T102"> to rate their general feeling toward robots using </text:span><text:span text:style-name="T161">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5" text:outline-level="3"><text:span text:style-name="T66">O</text:span><text:span text:style-name="T62">pinions and preferences on </text:span><text:span text:style-name="T66">casually </text:span><text:span text:style-name="T62">meeting people via telerobotics</text:span><text:span text:style-name="T162">.</text:span></text:h>
      <text:p text:style-name="P56"><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2"><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3"><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69">Once the participants completed the sections on telerobot and avatar design preferences, they were presented for the first time with the notion of using a telerobot to communicate with members of the outgroup. <text:span text:style-name="T163">We first asked to about the general attitude toward the outgroup using the feeling thermometer </text:span><text:span text:style-name="T164">mentioned above, </text:span><text:span text:style-name="T163">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8"><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0"><text:tab/></text:p>
      <text:h text:style-name="P15" text:outline-level="1">4. Results</text:h>
      <text:h text:style-name="P45" text:outline-level="2">4.1. General attitude toward robots <text:span text:style-name="T178">and the outgroup</text:span></text:h>
      <text:h text:style-name="Heading_20_3" text:outline-level="3">Correlation between the feeling ther<text:span text:style-name="T165">mometer and the NARS scale</text:span></text:h>
      <text:p text:style-name="P65">The feeling thermometer and NARS scale were found to be negatively correlated (R=-0.67, p &lt; 0.01) – A lower (less favorable) value on the feeling thermometer correlated with a higher (more negative) score on the NARS scale.</text:p>
      <text:h text:style-name="P66" text:outline-level="3">Correlation between <text:span text:style-name="T166">technological confidence </text:span><text:span text:style-name="T168">and experience</text:span><text:span text:style-name="T166"> </text:span><text:span text:style-name="T168">with </text:span><text:span text:style-name="T166">attitude toward robots.</text:span></text:h>
      <text:p text:style-name="P70">The level of tech confidence predicted the result on <text:span text:style-name="T168">both </text:span>the NARS scale <text:span text:style-name="T168">and feeling thermometer</text:span>. A higher level of confidence predicted a lower result on the NARS scale <text:span text:style-name="T168">and a higher value on the feeling thermometer</text:span>, meaning a more favorable view of robots (R=-0.16,p&lt;0.01). <text:span text:style-name="T168">The variables of having a smartphone, a laptop, or previous interactions with robots </text:span><office:annotation office:name="__Annotation__16816_632942596" loext:resolved="false"><dc:creator>Unknown Author</dc:creator><dc:date>2022-03-03T18:24:18.378793769</dc:date><text:p text:style-name="P120"><text:span text:style-name="T257">Having problems here. Wrote on WhatsApp: </text:span></text:p><text:p text:style-name="P120"><text:span text:style-name="T257">I wanted to know if owning a laptop predicts a more favorable attitude toward robots.</text:span></text:p><text:p text:style-name="P120"><text:span text:style-name="T257">I tried a linear regression model and a Pearson correlation.</text:span></text:p><text:p text:style-name="P120"><text:span text:style-name="T257">The regression shows that owning a laptop causes a more negative attitude toward robots.</text:span></text:p><text:p text:style-name="P120"><text:span text:style-name="T257">Both the regression and Pearson show that it's significant - however:</text:span></text:p><text:p text:style-name="P120"><text:span text:style-name="T257">If I do the same test but filter only Israelis or only Palestinians, the result is not significant. Can it be?</text:span></text:p></office:annotation><text:span text:style-name="T168">did </text:span><text:span text:style-name="T169">not..?</text:span><office:annotation-end office:name="__Annotation__16816_632942596"/></text:p>
      <text:h text:style-name="P64" text:outline-level="3"><text:span text:style-name="T180">G</text:span><text:span text:style-name="T179">eneral attitudes toward robots</text:span></text:h>
      <text:p text:style-name="P71">In general, Palestinians had a more favorable attitude toward robots, <text:span text:style-name="T170">both when using </text:span><text:soft-page-break/><text:span text:style-name="T170">the NARS scale</text:span> F(1,614) = 46.9, p &lt; 0.0, <text:span text:style-name="T22">η</text:span><text:span text:style-name="T171">p</text:span><text:span text:style-name="T1">2</text:span> = .07 <text:span text:style-name="T170">and the feeling thermometer F(1,609) = 25.45, p &lt; 0.1, </text:span><text:span text:style-name="T23">η</text:span><text:span text:style-name="T172">p</text:span><text:span text:style-name="T3">2</text:span><text:span text:style-name="T170"> = 0.04</text:span>. This effect remains also when controlling for technological confidence. <text:s/><office:annotation office:name="__Annotation__16858_632942596" loext:resolved="false"><dc:creator>Unknown Author</dc:creator><dc:date>2022-03-03T20:53:52.485481124</dc:date><text:p text:style-name="P120"><text:span text:style-name="T257">Between the populations of same gender. IL women differ from PS women but IL men differ from PS men only in NARS and not the thermometer. Should I mention that?</text:span></text:p></office:annotation><text:span text:style-name="T175">Additionally</text:span><office:annotation-end office:name="__Annotation__16858_632942596"/><text:span text:style-name="T175">, while Palestinian men and women did not have a significant difference </text:span><text:span text:style-name="T176">between them, Israeli women had a significantly more negative attitude than Israeli men </text:span><text:span text:style-name="T177">in both NARS: t(326) = 3.3, p&lt;0.01, and the feeling thermometer: t(314)=-4, p&lt;0.01</text:span><text:span text:style-name="T176">. </text:span></text:p>
      <text:h text:style-name="P67" text:outline-level="3"><text:span text:style-name="T180">G</text:span><text:span text:style-name="T179">eneral attitudes toward </text:span><text:span text:style-name="T180">the outgroup</text:span></text:h>
      <text:p text:style-name="P78">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72">p</text:span><text:span text:style-name="T3">2 </text:span>= 2.73. The mean thermometer score of Palestinians <text:span text:style-name="T181">toward Israelis </text:span>was 12.92 (SD=17.28) <text:span text:style-name="T181">while the mean the score is Israelis toward Palestinians was 38.48 </text:span><text:span text:style-name="T182">(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62">.</text:span></text:h>
      <text:h text:style-name="P73" text:outline-level="3">Interest in telerobot interaction and operation</text:h>
      <text:p text:style-name="P79"><text:span text:style-name="T209">When asked about their interest to approach a remotely operated rob</text:span><text:span text:style-name="T210">o</text:span><text:span text:style-name="T209">t, Palestinians were significantly more interested: F(1,586) = 21.654, p &lt; 0.1, <text:s/></text:span><text:span text:style-name="T23">η</text:span><text:span text:style-name="T172">p</text:span><text:span text:style-name="T3">2 </text:span>= <text:span text:style-name="T209">0.04. </text:span><text:span text:style-name="T210">T</text:span><text:span text:style-name="T209">he effect reside</text:span><text:span text:style-name="T210">d</text:span><text:span text:style-name="T209"> primarily between </text:span><text:span text:style-name="T210">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4"><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5"><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73">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6"><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11">a</text:span> face-to-face <text:span text:style-name="T211">meeting</text:span></text:h>
      <text:p text:style-name="P80">When asked about the experience of meeting a person through a robot rather than face-to-face, <text:span text:style-name="T211">the by far most common word for Israeli participants was “strange” (n=76/</text:span><text:span text:style-name="T218">197: 38.57% of the responses</text:span><text:span text:style-name="T211">). For Palestinians participants there was a more balanced response of positive and negative words. </text:span><text:span text:style-name="T213">Figure 1 shows a comparison of word clouds.</text:span></text:p>
      <text:p text:style-name="P77"><text:soft-page-break/>Zooming further into the responses <text:span text:style-name="T214">of the participants </text:span><text:span text:style-name="T215">reveals few patterns. </text:span><text:span text:style-name="T216">Out of the 76 occurrences of </text:span><text:span text:style-name="T18">strange </text:span><text:span text:style-name="T121">in Israeli participants</text:span><text:span text:style-name="T216">,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15"> response</text:span><text:span text:style-name="T216">s</text:span><text:span text:style-name="T215"> were in the form of </text:span><text:span text:style-name="T19">Strange at first, but can get used to it later</text:span><text:span text:style-name="T215">. All of the </text:span><text:span text:style-name="T217">above</text:span><text:span text:style-name="T215"> nine cases came from Israeli women. </text:span><text:span text:style-name="T217">Out of the 14 occurrences of </text:span><text:span text:style-name="T20">strange</text:span><text:span text:style-name="T123"> in Palestinian participants, two had abated the claim with an additional positive comment.</text:span></text:p>
      <text:p text:style-name="P57"/>
      <text:p text:style-name="P31"><draw:frame draw:style-name="fr3" draw:name="Image1" text:anchor-type="char" svg:width="5.5118in" svg:height="2.4362in" draw:z-index="0"><draw:image xlink:href="Pictures/100000010000034E0000017624C31BD08C5188BF.png" xlink:type="simple" xlink:show="embed" xlink:actuate="onLoad" draw:mime-type="image/png"/></draw:frame>Figure 1. <text:span text:style-name="T212">w</text:span><text:span text:style-name="T183">ord cloud</text:span><text:span text:style-name="T212">s </text:span><text:span text:style-name="T183">for the open question comparing telerobot-based communication to face-to-face communication. </text:span><text:span text:style-name="T212">Left: Israeli participants, right: Palestinian participants.</text:span></text:p>
      <text:h text:style-name="P34" text:outline-level="3">Where would you go and what would you do with a telerobot</text:h>
      <text:p text:style-name="P81"><text:span text:style-name="T185">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84">(χ2(1) = 5.1367, p </text:span><text:span text:style-name="T189">= 0.02</text:span><text:span text:style-name="T184">)</text:span><text:span text:style-name="T185">. <text:s/></text:span><text:span text:style-name="T186">Of all responses, only one Palestinian participant mentioned the outgroup in this question, writing: </text:span></text:p>
      <text:p text:style-name="P58"><text:soft-page-break/><text:span text:style-name="T184">I </text:span>would like to visit all the places in Palestine and Israel with their different communities in which I cannot be present.</text:p>
      <text:h text:style-name="P72" text:outline-level="2"><text:span text:style-name="T191">4</text:span><text:span text:style-name="T190">.</text:span><text:span text:style-name="T191">3</text:span><text:span text:style-name="T184">. Interest in meeting the outgroup via telerobotics</text:span></text:h>
      <text:p text:style-name="P82"><text:span text:style-name="T184">We asked participants whether they are willing to meet members of the outgroup via four different mediums: A telerobotic avatar, <text:s/>a telerobotic puppet show, a face-to-face meeting, or a video call. </text:span><text:span text:style-name="T194">The mean results from all participants on all scenarios were </text:span><text:span text:style-name="T195">slightly negative</text:span><text:span text:style-name="T194"> </text:span><text:span text:style-name="T192">(less than 3 – undecided</text:span><text:span text:style-name="T187">). </text:span><text:span text:style-name="T188">The </text:span><text:span text:style-name="T187">mean results from Israeli participants (2.68, 2.17, 2.96, 3.0 correspondingly) were all significantly higher than the mean results from Palestinian participants (1.53, 1.44, 1.40, 1.40), p &lt; 0.01. </text:span></text:p>
      <text:p text:style-name="P36"><office:annotation office:name="__Annotation__1165_29774046" loext:resolved="false"><dc:creator>Unknown Author</dc:creator><dc:date>2022-03-13T12:18:51.755092608</dc:date><text:p text:style-name="P120"><text:span text:style-name="T257">Check validity of the wilcox test</text:span></text:p></office:annotation>Overall within the two populations, Palestinians slightly preferred to meet Israelis via a telerobotic scenario <text:span text:style-name="T218">(p = 0.02)</text:span> while Israelis preferred the non-robotic (face-to-face or video call) scenarios <text:span text:style-name="T218">(p &lt; 0.01)</text:span>. <office:annotation-end office:name="__Annotation__1165_29774046"/><text:span text:style-name="T218">Gender demographics did not effect the preference of all participants. While for Israeli participants age did not matter, for Palestinians a younger age predicted more willingness to meet Israelis in the video call </text:span><text:span text:style-name="T220">(R = -0.22, p &lt; 0.01)</text:span><text:span text:style-name="T218">, face-to-face </text:span><text:span text:style-name="T220">(R = -0.26, p &lt; 0.01)</text:span><text:span text:style-name="T218">, and telerobotic puppet scenarios </text:span><text:span text:style-name="T220">(R = -0.2, p &lt; 0.01)</text:span><text:span text:style-name="T218">, but was not a significant predictor in the telerobotic avatar scenario. </text:span><text:span text:style-name="T219">To the contrary, a more positive attitude toward robots on the NARS scale did not predict the willingness of Palestinians to meet the outgroup via the telerobotic scenarios, but did increase the willingness of Israelis in </text:span><text:span text:style-name="T221">both </text:span><text:span text:style-name="T219">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62">.</text:span></text:h>
      <text:p text:style-name="P84">Due to the large number the number of participants who were not interested in intergroup telerobotic contact, the number of participants who answered the <text:span text:style-name="T224">preference </text:span><text:soft-page-break/>questions <text:span text:style-name="T224">that followed </text:span>is substantially lower than the total number of participants. <text:span text:style-name="T223">163 Israeli participants and 28 Palestinians participants submitted their preference for telerobotic intergroup contact. From those, 116 Israel participants and 21 Palestinian participants were also interested in </text:span><text:span text:style-name="T224">casual</text:span><text:span text:style-name="T223"> telerobotic operation, so their answers could be compared between the two scenarios.</text:span></text:p>
      <text:h text:style-name="P83" text:outline-level="3">Telerobot appearance</text:h>
      <text:p text:style-name="P108">For a casual encounter there was no statistically significant difference between the choices of the two groups. <text:span text:style-name="T21">Human</text:span><text:span text:style-name="T225">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93"><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55">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h text:style-name="Heading_20_3" text:outline-level="3"><text:span text:style-name="T222">Identity </text:span><text:span text:style-name="T229">representation in</text:span><text:span text:style-name="T222"> </text:span>the telerobotic avatar</text:h>
      <text:p text:style-name="P109"><text:tab/><text:span text:style-name="T226">In </text:span><text:span text:style-name="T227">the casual scenario, Israeli participants were overall more interested in embedding their identity into the robotic avatar than the Palestinian participants. Israeli participants had a statistically significant preference </text:span><text:span text:style-name="T228">over their Palestinian counterparts for preserving their nationality </text:span><text:span text:style-name="T126">(</text:span><text:span text:style-name="T155">χ</text:span><text:span text:style-name="T5">2</text:span><text:span text:style-name="T126">(1) = </text:span><text:span text:style-name="T129">17.14</text:span><text:span text:style-name="T126">, p &lt; 0.01), </text:span><text:span text:style-name="T129">their gender </text:span><text:span text:style-name="T126">(</text:span><text:span text:style-name="T155">χ</text:span><text:span text:style-name="T5">2</text:span><text:span text:style-name="T126">(1) = </text:span><text:span text:style-name="T129">39.78</text:span><text:span text:style-name="T126">, p &lt; 0.01), </text:span><text:span text:style-name="T129">and their voice </text:span><text:span text:style-name="T126">(</text:span><text:span text:style-name="T155">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text:span><text:soft-page-break/><text:span text:style-name="T130">reveal anything about themselves via the robot </text:span><text:span text:style-name="T126">(</text:span><text:span text:style-name="T155">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55">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94"><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55">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55">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5"><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55">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55">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6"><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86"><draw:frame draw:style-name="fr2" draw:name="Image2" text:anchor-type="char" svg:width="6.6957in" svg:height="4.1354in" draw:z-index="1"><draw:image xlink:href="Pictures/10000001000003C0000002516B37AE0CDF526157.png" xlink:type="simple" xlink:show="embed" xlink:actuate="onLoad" draw:mime-type="image/png"/></draw:frame><text:soft-page-break/><text:span text:style-name="T108"/></text:p>
      <text:p text:style-name="P86"><text:span text:style-name="T108">Figure </text:span><text:span text:style-name="T147">2</text:span><text:span text:style-name="T108">. </text:span><text:span text:style-name="T146">Identity representation in the telerobot, casual VS outgroup.</text:span></text:p>
      <text:h text:style-name="P90" text:outline-level="3">Visibility <text:span text:style-name="T235">or</text:span> <text:span text:style-name="T235">a</text:span>nonymity</text:h>
      <text:p text:style-name="P111">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ext:span text:style-name="T234">This was followed by the option to see the partner but be seen (IL, PS 20%) and the option for both to remain anonymous received the least number of choices (IL 3.5% PS 3.1%).</text:span></text:p>
      <text:p text:style-name="P98"><text:span text:style-name="T146">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46">p &lt; 0.01). We also see a decrease on both sides in the number of choices to see and be seen (IL from </text:span><text:span text:style-name="T153">80.9</text:span><text:span text:style-name="T146">% to </text:span><text:span text:style-name="T153">74</text:span><text:span text:style-name="T146">% n=115, PS from </text:span><text:span text:style-name="T153">71.4</text:span><text:span text:style-name="T146">% to </text:span><text:span text:style-name="T153">52.4</text:span><text:span text:style-name="T146">% n=21), </text:span><text:span text:style-name="T153">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10">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7">In the casual scenario, “speech translation” was the most requested feature by both groups. It was ranked a relative mean of +0.6 points by Israeli participants and +0.4 points by Palestinian participants. <text:span text:style-name="T231">This was followed by the ability to detect touch feedback,</text:span><text:span text:style-name="T184"> </text:span><text:span text:style-name="T197">and the ability to travel around the space </text:span><text:span text:style-name="T196">which was also more distinctive with Israeli participants </text:span><text:span text:style-name="T184">(</text:span><text:span text:style-name="T199">F(</text:span><text:span text:style-name="T200">1, 325</text:span><text:span text:style-name="T199">) = </text:span><text:span text:style-name="T200">15.7</text:span><text:span text:style-name="T199">, p &lt; 0.</text:span><text:span text:style-name="T200">0</text:span><text:span text:style-name="T199">1, </text:span><text:span text:style-name="T193">η</text:span><text:span text:style-name="T174">p</text:span><text:span text:style-name="T6">2 </text:span><text:span text:style-name="T199">= </text:span><text:span text:style-name="T200">0.046</text:span><text:span text:style-name="T184">)</text:span>. <text:span text:style-name="T233">Israeli participants also more preference to show personal content via the robot than their Palestinian counterparts </text:span><text:span text:style-name="T184">(</text:span><text:span text:style-name="T199">F(</text:span><text:span text:style-name="T200">1, 325</text:span><text:span text:style-name="T199">) = </text:span><text:span text:style-name="T204">7.76</text:span><text:span text:style-name="T199">, p &lt; 0.</text:span><text:span text:style-name="T200">0</text:span><text:span text:style-name="T199">1, </text:span><text:span text:style-name="T193">η</text:span><text:span text:style-name="T174">p</text:span><text:span text:style-name="T6">2 </text:span><text:span text:style-name="T199">= </text:span><text:span text:style-name="T200">0.0</text:span><text:span text:style-name="T204">23</text:span><text:span text:style-name="T184">)</text:span><text:span text:style-name="T233">. </text:span><text:span text:style-name="T232">The Palestinian participants had a statistically significant preference for a feature that uses hand gestures </text:span><text:span text:style-name="T184">(</text:span><text:span text:style-name="T203">r</text:span><text:span text:style-name="T198">elative mean +0.17 vs -0.07 ,</text:span><text:span text:style-name="T199">F(</text:span><text:span text:style-name="T200">1, 325</text:span><text:span text:style-name="T199">) = </text:span><text:span text:style-name="T200">7.62,</text:span><text:span text:style-name="T199"> p &lt; 0.</text:span><text:span text:style-name="T200">0</text:span><text:span text:style-name="T199">1, </text:span><text:span text:style-name="T193">η</text:span><text:span text:style-name="T174">p</text:span><text:span text:style-name="T6">2 </text:span><text:span text:style-name="T199">= </text:span><text:span text:style-name="T200">0.023</text:span><text:span text:style-name="T184">) ,</text:span><text:span text:style-name="T200"> </text:span><text:span text:style-name="T198">and for </text:span><text:span text:style-name="T203">the telerobot </text:span><text:span text:style-name="T198">to </text:span><text:span text:style-name="T203">be able to</text:span><text:span text:style-name="T198"> suggest conversation topics (</text:span><text:span text:style-name="T202">r</text:span><text:span text:style-name="T198">elative mean +0.1 vs -0.56 , </text:span><text:span text:style-name="T199">F(</text:span><text:span text:style-name="T200">1, 325</text:span><text:span text:style-name="T199">) = </text:span><text:span text:style-name="T201">45.38</text:span><text:span text:style-name="T200">,</text:span><text:span text:style-name="T199"> p &lt; 0.</text:span><text:span text:style-name="T200">0</text:span><text:span text:style-name="T199">1, </text:span><text:span text:style-name="T193">η</text:span><text:span text:style-name="T174">p</text:span><text:span text:style-name="T6">2 </text:span><text:span text:style-name="T199">= </text:span><text:span text:style-name="T200">0.</text:span><text:span text:style-name="T201">123</text:span><text:span text:style-name="T198">)</text:span>.</text:p>
      <text:p text:style-name="P99"><text:span text:style-name="T150">For the majority of responses there was no significant change between the casual and the outgroup scenario. If measuring the mean </text:span><text:span text:style-name="T149">difference </text:span><text:span text:style-name="T150">between an individual’s 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oft-page-break/><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text:span></text:p>
      <text:h text:style-name="P91" text:outline-level="3">Features: <text:span text:style-name="T236">open question</text:span></text:h>
      <text:p text:style-name="P112">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1"><text:span text:style-name="T237">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19"><text:span text:style-name="T237">A</text:span>bility to speak the Hebrew language and to have information about the Palestinian people and the suffering they suffered from the Israelis.</text:p>
      <text:p text:style-name="P101">Within the negative theme, 7 out of the 53 Israeli participants (13.2%) who answered on both the causal and outgroup scenarios have changed their response from something benign to something related to war and fighting. 1 out of 12 (8.3%) has done <text:span text:style-name="T244">the same</text:span><text:span text:style-name="T242"> within the group of Palestinian participants.</text:span></text:p>
      <text:p text:style-name="P118"><text:span text:style-name="T239"/></text:p>
      <text:p text:style-name="P117"/>
      <text:p text:style-name="P100"><text:soft-page-break/></text:p>
      <text:h text:style-name="P92" text:outline-level="3">Hopes and concerns: open questions</text:h>
      <text:p text:style-name="P114"><text:span text:style-name="T205">We asked participants to describe in two questions what would be their hopes and their concerns from meeting the outgroup via a telerobot </text:span><text:span text:style-name="T206">(see figure 3)</text:span><text:span text:style-name="T205">. </text:span><text:span text:style-name="T207">Due to the general lower interest of Palestinians to meet with Israelis, only 25 Palestinian participants did not skip this part and answered both questions in comparison to 155 Israeli participants. Out of the 25 Palestinians who did answer, </text:span><text:span text:style-name="T208">only 6 used the “hopes” question to disclose actual hopes rather than express pessimism or reluctance about the proposed the scenario.</text:span><text:span text:style-name="T184"> Hopes from Palestinian included “b</text:span>reaking mental borders”, “ability to communicate”, that “they [Israelis] can negotiate with him, not ignore him or violate him”, and to “<text:span text:style-name="T245">s</text:span>how that the Palestinians are resistant people”.</text:p>
      <text:p text:style-name="P61">Out of the 25 responses, nearly a third (8 responses) cited “normalization” as their main concern with the phrase “<text:span text:style-name="T246">n</text:span>ormalization is betrayal” <text:s/>repeating two times (once with a <text:span text:style-name="T248">hashtag</text:span> sign: #التطبيع خيانة). <text:span text:style-name="T245">Other concerns were primarily a general disapproval of the scenario or a having no opinion </text:span><text:span text:style-name="T247">on</text:span><text:span text:style-name="T245"> the matter.</text:span></text:p>
      <text:p text:style-name="P104"><text:span text:style-name="T249">Hopeful responses from Israeli participants </text:span><text:span text:style-name="T250">contained</text:span><text:span text:style-name="T249"> </text:span><text:span text:style-name="T251">general </text:span><text:span text:style-name="T249">aspirations for peace, understanding, and reconciliation, but also specific references to how communication via telerobtics may aid in conflict resolution. </text:span><text:span text:style-name="T250">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text:span>Another participant hoped that “that something in this encounter would be different than a physical encounter between people that usually lack empathy”.</text:p>
      <text:p text:style-name="P105"><text:soft-page-break/><text:span text:style-name="T252">The two most common concerns from Israel</text:span><text:span text:style-name="T253">i</text:span><text:span text:style-name="T252"> participants had to do with </text:span><text:span text:style-name="T253">fear that the outgroup would destroy, damage, or hack the robot </text:span><text:span text:style-name="T254">or</text:span><text:span text:style-name="T253"> that the encounter with the telerobot would be superficial compared to a face-to-face meeting. </text:span><text:span text:style-name="T255">More specifically participants raised concern over the lack of intimacy, lack of human gestures, that the use of a robot would appear cynical </text:span><text:span text:style-name="T256">or patronizing</text:span><text:span text:style-name="T255">, or that there would be too much focus over the technology rather than the humans behind it. </text:span><text:span text:style-name="T256">One participant also expressed concern that the robot </text:span>“would remind them [the Palestinians] of weapons that are used against them”. <text:span text:style-name="T256">To the contrary, some Israeli participants noted that the gap created by the telerobot would make it easier for them to meet and relieve them of any fear. </text:span></text:p>
      <text:p text:style-name="P116"><text:span text:style-name="T240"/></text:p>
      <text:p text:style-name="P116"><text:span text:style-name="T240"/></text:p>
      <text:p text:style-name="P115"/>
      <text:p text:style-name="P87"><draw:frame draw:style-name="fr1" draw:name="Image3" text:anchor-type="char" svg:width="7.3354in" svg:height="2.2138in" draw:z-index="2"><draw:image xlink:href="Pictures/10000001000005F4000001CC1822B16A2E77E577.png" xlink:type="simple" xlink:show="embed" xlink:actuate="onLoad" draw:mime-type="image/png"/></draw:frame><text:span text:style-name="T108">Figure </text:span><text:span text:style-name="T154">3</text:span><text:span text:style-name="T108">. </text:span><text:span text:style-name="T154">Hopes and concerns for meeting the outgroup via a Telerobot: Israelis and Palestinians.</text:span></text:p>
      <text:p text:style-name="P113"/>
      <text:h text:style-name="P32" text:outline-level="1">Discussion</text:h>
      <text:p text:style-name="P33"><text:span text:style-name="T53">It is reasonable to assume that the vaccination gap amplified the sensation of inequality </text:span><text:soft-page-break/><text:span text:style-name="T53">and frustration around Palestinians </text:span><text:span text:style-name="T55">could have effects on the result of the survey</text:span><text:span text:style-name="T53">.</text:span></text:p>
      <text:p text:style-name="P44"/>
      <text:p text:style-name="P44"/>
      <text:p text:style-name="P35"><office:annotation office:name="__Annotation__17912_2531589016" loext:resolved="false"><dc:creator>Unknown Author</dc:creator><dc:date>2022-03-07T21:00:38.346635992</dc:date><text:p text:style-name="P120"><text:span text:style-name="T257">Teemu’s comment</text:span></text:p></office:annotation><text:span text:style-name="T53">Reliability</text:span><text:span text:style-name="T37"> and validity.</text:span><office:annotation-end office:name="__Annotation__17912_2531589016"/></text:p>
      <text:h text:style-name="P41" text:outline-level="2">.1 Participants</text:h>
      <text:p text:style-name="P43">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85">For bulleted lists</text:p>
        </text:list-item>
      </text:list>
      <text:list xml:id="list234829302361805" text:continue-list="list1459693625" text:style-name="WWNum24">
        <text:list-item>
          <text:p text:style-name="P107">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8">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80</meta:editing-cycles>
    <meta:print-date>2011-07-22T14:54:00</meta:print-date>
    <meta:creation-date>2021-11-17T16:16:58.104202855</meta:creation-date>
    <dc:date>2022-03-24T23:48:27.193004240</dc:date>
    <meta:editing-duration>P10DT10H23M33S</meta:editing-duration>
    <meta:generator>LibreOffice/7.2.5.2$Linux_X86_64 LibreOffice_project/20$Build-2</meta:generator>
    <meta:document-statistic meta:table-count="0" meta:image-count="3" meta:object-count="0" meta:page-count="21" meta:paragraph-count="119" meta:word-count="4881" meta:character-count="31056" meta:non-whitespace-character-count="26265"/>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